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f626" officeooo:paragraph-rsid="0007f626"/>
    </style:style>
    <style:style style:name="P2" style:family="paragraph" style:parent-style-name="Standard">
      <style:text-properties style:font-name="Arial" officeooo:rsid="0002a2d1" officeooo:paragraph-rsid="0002a2d1"/>
    </style:style>
    <style:style style:name="P3" style:family="paragraph" style:parent-style-name="Standard">
      <style:text-properties style:font-name="Arial" officeooo:rsid="0002a2d1" officeooo:paragraph-rsid="00044a96"/>
    </style:style>
    <style:style style:name="P4" style:family="paragraph" style:parent-style-name="Standard">
      <style:text-properties style:font-name="Arial" officeooo:rsid="0002a2d1" officeooo:paragraph-rsid="0007f626"/>
    </style:style>
    <style:style style:name="P5" style:family="paragraph" style:parent-style-name="Standard">
      <style:text-properties style:font-name="Arial" officeooo:rsid="00054851" officeooo:paragraph-rsid="00054851"/>
    </style:style>
    <style:style style:name="P6" style:family="paragraph" style:parent-style-name="Standard">
      <style:text-properties style:font-name="Arial" officeooo:rsid="0007f626" officeooo:paragraph-rsid="0007f626"/>
    </style:style>
    <style:style style:name="P7" style:family="paragraph" style:parent-style-name="Standard">
      <style:text-properties style:font-name="Arial" officeooo:rsid="0008b293" officeooo:paragraph-rsid="0008b293"/>
    </style:style>
    <style:style style:name="P8" style:family="paragraph" style:parent-style-name="Standard">
      <style:text-properties style:font-name="Arial" officeooo:rsid="0008b293" officeooo:paragraph-rsid="0008b293"/>
    </style:style>
    <style:style style:name="T1" style:family="text">
      <style:text-properties officeooo:rsid="00044a96"/>
    </style:style>
    <style:style style:name="T2" style:family="text">
      <style:text-properties officeooo:rsid="0007f626"/>
    </style:style>
    <style:style style:name="T3" style:family="text">
      <style:text-properties officeooo:rsid="000b93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é es IOT?</text:p>
      <text:p text:style-name="P2"/>
      <text:p text:style-name="P3">IoT la <text:span text:style-name="T1">traducció</text:span> vindria sent «internet de les coses», Si ho resumim en una frase seria la següent: totes aquelles coses que utilitzen sensors i APIs per a connectar e intercanviar dades per internet. Però que <text:span text:style-name="T1">coses son objectes com aquest projecte, cotxes, maquinaria, electrodomèstics, etc.</text:span></text:p>
      <text:p text:style-name="P3"/>
      <text:p text:style-name="P4">Qué es <text:span text:style-name="T1">LoRa</text:span>?</text:p>
      <text:p text:style-name="P4"/>
      <text:p text:style-name="P7">Es una tecnologia que atent a la capa 1 OSI(física), aquesta tecnologia permet l’enviament i recepció d’informació per a xarxes punt-a-punt el qual necessita cobrir llarg distancies amb un dispositiu molt bàsic per fer-ho utilitza una tècnica anomenada espectre eixamplat (espectro ensanchado), aquesta tècnica consisteix en enviar una senyal amb un ample de banda mes gran que el necessari teòricament però permet la recepció de mes punts.</text:p>
      <text:p text:style-name="P3"/>
      <text:p text:style-name="P3">Qué es <text:span text:style-name="T1">LoRaWAN</text:span>?</text:p>
      <text:p text:style-name="P3"/>
      <text:p text:style-name="P5">Es una tecnologia per <text:span text:style-name="T2">a xarxes LPWAN (Low Power Wide-Area Network), qual està en la 2 capa OSI (xarxa), per tant atent a direccions MAC. Diguem que en LoRaWan s’encarrega d’unir diferents dispositius LoRa gestionant els canals i paràmetres de connexió, aquest paràmetres poden ser:</text:span></text:p>
      <text:p text:style-name="P6">canal, l’ample de banda, xifrat de les dades, etc</text:p>
      <text:p text:style-name="P1"/>
      <text:p text:style-name="P7">Qui va crear aquestes dues tecnologies van ser creades per semtech que es qui va desenvolupar la tecnologia <text:span text:style-name="T3">i</text:span> te la patent però qui s’encarrega del desenvolupament del estandars es LoRa Alliance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08:24:48.781930006</meta:creation-date>
    <meta:generator>LibreOffice/5.4.4.2$Linux_X86_64 LibreOffice_project/40m0$Build-2</meta:generator>
    <dc:date>2019-05-27T12:20:10.834726347</dc:date>
    <meta:editing-duration>PT3H7M23S</meta:editing-duration>
    <meta:editing-cycles>4</meta:editing-cycles>
    <meta:document-statistic meta:table-count="0" meta:image-count="0" meta:object-count="0" meta:page-count="1" meta:paragraph-count="8" meta:word-count="208" meta:character-count="1295" meta:non-whitespace-character-count="1094"/>
  </office:meta>
</office:document-meta>
</file>